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officeooo:rsid="001cf016" officeooo:paragraph-rsid="001cf016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cf016" officeooo:paragraph-rsid="001cf01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e83bf" officeooo:paragraph-rsid="001e83bf" style:font-size-asian="10.5pt" style:font-size-complex="12pt"/>
    </style:style>
    <style:style style:name="T1" style:family="text">
      <style:text-properties officeooo:rsid="001fddec"/>
    </style:style>
    <style:style style:name="T2" style:family="text">
      <style:text-properties officeooo:rsid="0021a8c6"/>
    </style:style>
    <style:style style:name="T3" style:family="text">
      <style:text-properties officeooo:rsid="0021a931"/>
    </style:style>
    <style:style style:name="T4" style:family="text">
      <style:text-properties officeooo:rsid="00225b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bersecurity Incident Report</text:p>
      <text:p text:style-name="P1"/>
      <text:p text:style-name="P2">Type of Attack</text:p>
      <text:p text:style-name="P2"/>
      <text:p text:style-name="P3">The Wireshark logs show that there is an unusally high amount of SYN requests from the IP adddress 203.0.113.0. This event <text:span text:style-name="T4">is likely</text:span> a SYN flood <text:span text:style-name="T3">d</text:span>enial of service attack.</text:p>
      <text:p text:style-name="P2"/>
      <text:p text:style-name="P2">Cause of Malfunction</text:p>
      <text:p text:style-name="P2"/>
      <text:p text:style-name="P3">A three way handshake is necessary for website vitiors to establish a TCP connection<text:span text:style-name="T3"> to the website server</text:span>. The cleint sends a SYN request, which is repsonded to by the server with a SYN/ACK request, which is then responded to by the client with an ACK request. This is how all TCP connections on the internet work. When a malicious actor sends a large number of SYN requests in a short period of time this can overwelm the network or the server. T<text:span text:style-name="T1">h</text:span>e log<text:span text:style-name="T1">s</text:span> indicate that SYN requests from the IP address <text:s/>203.0.113.0 eventually overwhlm the server and the server can no longer handle legimtiate requests and <text:span text:style-name="T1">instead </text:span>returns a time out error.<text:span text:style-name="T2"> This is likely not a distributed denial of service attack because the SYN requests all come from one IP address.</text:span><text:span text:style-name="T3"> We should be able to resolve this issue with firewall rules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09:32:31.418000000</dc:date>
    <meta:editing-duration>PT16M6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5" meta:word-count="183" meta:character-count="1047" meta:non-whitespace-character-count="868"/>
  </office:meta>
</office:document-meta>
</file>